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72.44mm"/>
    </style:style>
    <style:style style:name="co7" style:family="table-column">
      <style:table-column-properties fo:break-before="auto" style:column-width="67.08mm"/>
    </style:style>
    <style:style style:name="co8" style:family="table-column">
      <style:table-column-properties fo:break-before="auto" style:column-width="68.03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3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y_2018_benchmarks" table:style-name="ta1">
        <office:forms form:automatic-focus="false" form:apply-design-mode="false"/>
        <table:shapes>
          <draw:frame draw:z-index="0" draw:style-name="gr1" draw:text-style-name="P1" svg:width="159.99mm" svg:height="89.99mm" svg:x="143.95mm" svg:y="521.95mm">
            <loext:p draw:notify-on-update-of-ranges="may_2018_benchmarks.F106:may_2018_benchmarks.O106 may_2018_benchmarks.A120:may_2018_benchmarks.A120 may_2018_benchmarks.F40:may_2018_benchmarks.O40 may_2018_benchmarks.A121:may_2018_benchmarks.A121 may_2018_benchmarks.F45:may_2018_benchmarks.O45 may_2018_benchmarks.A122:may_2018_benchmarks.A122 may_2018_benchmarks.F50:may_2018_benchmarks.O50 may_2018_benchmarks.A123:may_2018_benchmarks.A123 may_2018_benchmarks.F55:may_2018_benchmarks.N5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1" table:number-columns-repeated="999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2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/>
          <table:table-cell table:style-name="ce2" table:number-columns-repeated="5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number-columns-repeated="1010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Cache 2 way assoc, 50 data 5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2 way assoc, 250 data 250 code</text:p>
          </table:table-cell>
          <table:table-cell table:style-name="ce2" office:value-type="string" calcext:value-type="string">
            <text:p>Cache 2 way assoc, 300 data 300 code</text:p>
          </table:table-cell>
          <table:table-cell table:style-name="ce2" office:value-type="string" calcext:value-type="string">
            <text:p>Cache 2 way assoc, 350 data 350 code</text:p>
          </table:table-cell>
          <table:table-cell table:style-name="ce2" office:value-type="string" calcext:value-type="string">
            <text:p>Cache 2 way assoc, 400 data 400 code</text:p>
          </table:table-cell>
          <table:table-cell table:style-name="ce2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1">
        <table:shapes>
          <draw:frame draw:z-index="0" draw:style-name="gr1" draw:text-style-name="P1" svg:width="212.64mm" svg:height="108.02mm" svg:x="150.19mm" svg:y="388.4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4mm" svg:height="108.02mm" svg:x="466.01mm" svg:y="390.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8mm" svg:height="145.03mm" svg:x="191.14mm" svg:y="518.5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8mm" svg:height="145.03mm" svg:x="454.17mm" svg:y="518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8mm" svg:height="145.03mm" svg:x="728.13mm" svg:y="518.5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8mm" svg:height="145.03mm" svg:x="1001.18mm" svg:y="518.5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2.26mm" svg:height="130.66mm" svg:x="454.49mm" svg:y="686.8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12.26mm" svg:height="130.66mm" svg:x="454.19mm" svg:y="844.2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12.26mm" svg:height="130.66mm" svg:x="454.19mm" svg:y="1002.21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212.26mm" svg:height="130.66mm" svg:x="455.1mm" svg:y="1156.0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88.05mm" svg:height="121.38mm" svg:x="197.15mm" svg:y="672.01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</text:p>
          </table:table-cell>
          <table:table-cell table:number-columns-repeated="5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1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1"/>
        </table:table-row>
        <table:table-row table:style-name="ro3" table:number-rows-repeated="50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22:00:31.744114460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.845750761</meta:creation-date>
    <meta:generator>LibreOffice/5.1.6.2$Linux_X86_64 LibreOffice_project/10m0$Build-2</meta:generator>
    <dc:date>2018-05-08T22:15:45.179982623</dc:date>
    <meta:editing-duration>PT1H58M22S</meta:editing-duration>
    <meta:editing-cycles>15</meta:editing-cycles>
    <meta:document-statistic meta:table-count="2" meta:cell-count="68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06cm" svg:height="12.139cm" xlink:href="." xlink:type="simple" chart:class="chart:line" chart:style-name="ch1">
        <chart:title svg:x="6.774cm" svg:y="0.378cm" chart:style-name="ch2">
          <text:p>Dijkstra 1400 nodes</text:p>
        </chart:title>
        <chart:legend chart:legend-position="end" svg:x="15.699cm" svg:y="4.509cm" style:legend-expansion="high" chart:style-name="ch3"/>
        <chart:plot-area chart:style-name="ch4" chart:data-source-has-labels="both" svg:x="-0.001cm" svg:y="1.607cm" svg:width="15.07cm" svg:height="9.601cm">
          <chartooo:coordinate-region svg:x="3.872cm" svg:y="1.806cm" svg:width="11.066cm" svg:height="4.887cm"/>
          <chart:axis chart:dimension="x" chart:name="primary-x" chart:style-name="ch5" chartooo:axis-type="auto">
            <chartooo:date-scale/>
            <chart:title svg:x="4.965cm" svg:y="11.239cm" chart:style-name="ch6">
              <text:p>Cache configurations</text:p>
            </chart:title>
            <chart:categories table:cell-range-address="local-table.$B$1:.$N$1"/>
          </chart:axis>
          <chart:axis chart:dimension="y" chart:name="primary-y" chart:style-name="ch7">
            <chart:title svg:x="0.392cm" svg:y="6.808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N$2" chart:label-cell-address="local-table.$A$2" chart:class="chart:line">
            <chart:data-point chart:repeated="13"/>
          </chart:series>
          <chart:series chart:style-name="ch12" chart:values-cell-range-address="local-table.$B$3:.$N$3" chart:label-cell-address="local-table.$A$3" chart:class="chart:line">
            <chart:data-point chart:repeated="13"/>
          </chart:series>
          <chart:series chart:style-name="ch13" chart:values-cell-range-address="local-table.$B$4:.$N$4" chart:label-cell-address="local-table.$A$4" chart:class="chart:line">
            <chart:data-point chart:repeated="13"/>
          </chart:series>
          <chart:series chart:style-name="ch14" chart:values-cell-range-address="local-table.$B$5:.$N$5" chart:label-cell-address="local-table.$A$5" chart:class="chart:line">
            <chart:data-point chart:repeated="13"/>
          </chart:series>
          <chart:series chart:style-name="ch15" chart:values-cell-range-address="local-table.$B$6:.$N$6" chart:label-cell-address="local-table.$A$6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109.565238095238">
                <text:p>109.56523809523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1.0821768707483">
                <text:p>41.0821768707483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35.5763265306122">
                <text:p>35.5763265306122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37.3140816326531">
                <text:p>37.3140816326531</text:p>
              </table:table-cell>
            </table:table-row>
            <table:table-row>
              <table:table-cell office:value-type="string">
                <text:p>80 bytes</text:p>
              </table:table-cell>
              <table:table-cell office:value-type="float" office:value="343.821904761905">
                <text:p>343.821904761905</text:p>
              </table:table-cell>
              <table:table-cell office:value-type="float" office:value="317.560680272109">
                <text:p>317.560680272109</text:p>
              </table:table-cell>
              <table:table-cell office:value-type="float" office:value="263.958639455782">
                <text:p>263.958639455782</text:p>
              </table:table-cell>
              <table:table-cell office:value-type="float" office:value="256.646394557823">
                <text:p>256.646394557823</text:p>
              </table:table-cell>
              <table:table-cell office:value-type="float" office:value="224.493333333333">
                <text:p>224.493333333333</text:p>
              </table:table-cell>
              <table:table-cell office:value-type="float" office:value="208.786530612245">
                <text:p>208.786530612245</text:p>
              </table:table-cell>
              <table:table-cell office:value-type="float" office:value="169.081088435374">
                <text:p>169.081088435374</text:p>
              </table:table-cell>
              <table:table-cell office:value-type="float" office:value="114.886530612245">
                <text:p>114.886530612245</text:p>
              </table:table-cell>
              <table:table-cell office:value-type="float" office:value="86.4565986394558">
                <text:p>86.4565986394558</text:p>
              </table:table-cell>
              <table:table-cell office:value-type="float" office:value="72.3062585034014">
                <text:p>72.3062585034014</text:p>
              </table:table-cell>
              <table:table-cell office:value-type="float" office:value="65.0137414965986">
                <text:p>65.0137414965986</text:p>
              </table:table-cell>
              <table:table-cell office:value-type="float" office:value="53.3708843537415">
                <text:p>53.3708843537415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chart:data-source-has-labels="both" svg:x="2.052cm" svg:y="1.547cm" svg:width="13.403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309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75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Blocks with n=16</text:p>
        </chart:title>
        <chart:legend chart:legend-position="end" svg:x="11.931cm" svg:y="3.454cm" style:legend-expansion="high" chart:style-name="ch3"/>
        <chart:plot-area chart:style-name="ch4" table:cell-range-address="may_2018_benchmarks.F106:may_2018_benchmarks.O106 may_2018_benchmarks.A120:may_2018_benchmarks.A123 may_2018_benchmarks.F40:may_2018_benchmarks.O40 may_2018_benchmarks.F45:may_2018_benchmarks.O45 may_2018_benchmarks.F50:may_2018_benchmarks.O50 may_2018_benchmarks.F55:may_2018_benchmarks.N55" chart:data-source-has-labels="both" svg:x="1.331cm" svg:y="1.275cm" svg:width="10.28cm" svg:height="6.564cm">
          <chartooo:coordinate-region svg:x="2.138cm" svg:y="1.474cm" svg:width="9.473cm" svg:height="5.718cm"/>
          <chart:axis chart:dimension="x" chart:name="primary-x" chart:style-name="ch5" chartooo:axis-type="auto">
            <chartooo:date-scale/>
            <chart:title svg:x="2.366cm" svg:y="8.019cm" chart:style-name="ch6">
              <text:p>Cache sizes (number of blocks in data/instruction cache)</text:p>
            </chart:title>
            <chart:categories table:cell-range-address="may_2018_benchmarks.F106:may_2018_benchmarks.O106"/>
          </chart:axis>
          <chart:axis chart:dimension="y" chart:name="primary-y" chart:style-name="ch5">
            <chart:title svg:x="0.451cm" svg:y="5.0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40:may_2018_benchmarks.O40" chart:label-cell-address="may_2018_benchmarks.A120:may_2018_benchmarks.A120" chart:class="chart:line">
            <chart:data-point chart:repeated="10"/>
          </chart:series>
          <chart:series chart:style-name="ch11" chart:values-cell-range-address="may_2018_benchmarks.F45:may_2018_benchmarks.O45" chart:label-cell-address="may_2018_benchmarks.A121:may_2018_benchmarks.A121" chart:class="chart:line">
            <chart:data-point chart:repeated="10"/>
          </chart:series>
          <chart:series chart:style-name="ch12" chart:values-cell-range-address="may_2018_benchmarks.F50:may_2018_benchmarks.O50" chart:label-cell-address="may_2018_benchmarks.A122:may_2018_benchmarks.A122" chart:class="chart:line">
            <chart:data-point chart:repeated="10"/>
          </chart:series>
          <chart:series chart:style-name="ch13" chart:values-cell-range-address="may_2018_benchmarks.F55:may_2018_benchmarks.N55" chart:label-cell-address="may_2018_benchmarks.A123:may_2018_benchmarks.A123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06:may_2018_benchmarks.O10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may_2018_benchmarks.A120:may_2018_benchmarks.A120</svg:desc>
                </draw:g>
              </table:table-cell>
              <table:table-cell office:value-type="float" office:value="NaN">
                <text:p>NaN</text:p>
                <draw:g>
                  <svg:desc>may_2018_benchmarks.F40:may_2018_benchmarks.O40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1400</text:p>
                <draw:g>
                  <svg:desc>may_2018_benchmarks.A121:may_2018_benchmarks.A121</svg:desc>
                </draw:g>
              </table:table-cell>
              <table:table-cell office:value-type="float" office:value="NaN">
                <text:p>NaN</text:p>
                <draw:g>
                  <svg:desc>may_2018_benchmarks.F45:may_2018_benchmarks.O45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1400 w.c.</text:p>
                <draw:g>
                  <svg:desc>may_2018_benchmarks.A122:may_2018_benchmarks.A122</svg:desc>
                </draw:g>
              </table:table-cell>
              <table:table-cell office:value-type="float" office:value="NaN">
                <text:p>NaN</text:p>
                <draw:g>
                  <svg:desc>may_2018_benchmarks.F50:may_2018_benchmarks.O50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may_2018_benchmarks.A123:may_2018_benchmarks.A123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N55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